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6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2.692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ůdigo grabaciones</text:p>
          </table:table-cell>
          <table:table-cell office:value-type="string">
            <text:p>Finalizadas</text:p>
          </table:table-cell>
          <table:table-cell office:value-type="string">
            <text:p>Con_comentarios</text:p>
          </table:table-cell>
          <table:table-cell office:value-type="string">
            <text:p>Con_problemas</text:p>
          </table:table-cell>
          <table:table-cell office:value-type="string">
            <text:p>Nawba</text:p>
          </table:table-cell>
          <table:table-cell office:value-type="string">
            <text:p>Pasadas_a_xml</text:p>
          </table:table-cell>
          <table:table-cell table:number-columns-repeated="5"/>
        </table:table-row>
        <table:table-row table:style-name="ro1">
          <table:table-cell office:value-type="string">
            <text:p>1630e9c2-3c01-4959-a633-7dbacbc7616e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9727ddbe-eb79-461b-9861-8a60336b17f6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c20e4852-d140-4909-acab-e850c0e7d8e8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33423585-e406-40ec-ba28-88b0768cb668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6fe7108c-4e4f-457b-a363-ccf505bdee9a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92de6fc8-a040-4500-bd94-73e9ee39f189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22549ae-4a0c-43ef-87f4-e0f81ed49d58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689a2401-00b8-44f5-8107-76bfe75a36fe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9b194c42-f974-42f8-89b1-123bb07170b8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ecf65c2-ef6a-4e7a-a123-24fbe757684e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2d8e2820-e4cf-4dc8-b4f1-45f8fb65de9e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3bb348f5-417d-4646-9041-42b935c54c28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6aa540dc-e857-4115-9b90-a0480eb5316f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c5d2ba0-7c04-4d87-83b9-f82d363ca319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9781e524-92de-43f2-87e3-1e9f05931f0e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4cfc03f4-9378-41d3-acd5-87b09c68d46b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73c4fd81-7464-4771-bd90-e3038dd633ef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12ce112f-38ed-4700-94ec-a329d06f6196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13a8d4b9-8dbf-40c0-98df-db64791e43a9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7b63bb4-1839-45bf-bb4f-389f150c556a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4e3fc3c-8d57-4123-b14c-236110dde3c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4ddff7dd-8916-4dc4-abdd-56ce12ea88ca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9c48f778-ccb8-4a08-969c-68e250798035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224bfb11-f761-4976-bc71-42d9805e5d63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8f32c379-c70a-4e9e-aabb-e0735611ecab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9b95a239-54c8-4cbe-b063-793b8718f022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8b75f4a-1524-43cb-ad45-622ac277d96e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c9625f1-cee7-432f-9f8d-dc9881a47dc2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c1e0311e-ee21-470c-b6f9-815d892cf6c9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8ddaae6b-3657-41f1-98a1-7faffd6dcb5f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b7adfee-f63d-4004-a457-b31ae784a0bd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03e555c6-a480-4e11-aef7-231891c4f4e6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6021ce1e-7117-45de-8e49-71f94b0572af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07ee1daa-3bac-4bb8-922e-36729c11fc3a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3b8d2e45-3bfd-4596-bcc0-addc64551eda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0d0f31a6-dbf6-4aee-868e-76a6be2ffab3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64998568-2c8f-41f2-8462-5a9c798b6055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3059282-a235-4fa4-9093-cb16a70d4b5d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99c711e8-0683-4a44-9116-fc2b9448d98d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799b1ba0-46ec-4d0d-bdff-e07d1dc07b09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95940501-39f3-4c08-9bbb-1799d8d89a45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efa9d7d-6172-4c90-ba0c-ef9a41faa95d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451a7fc-c53f-462a-b3fc-4377bb588105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8842c1f0-e261-4069-bd59-768bb9a3315c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f7bcb9af-6abb-4192-ae3d-37fa811034ce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11237b9-d45b-4b3a-a97b-ab7d198f927f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7448d9c2-5261-4e70-bd98-6ed8416f908f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277bc427-16dd-4468-9f4c-16945ffc3b3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f7c00e6e-7b07-47ba-bfdd-146ddbf9adb5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e64a602-ace5-4e1a-96ef-89a7cf41cfb5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c2560f5e-e040-40ca-a390-72ed1ecd0792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787f4e2-dce1-4bfe-89b3-193cbaa5c90d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c15c3e3-f58b-4073-8e1e-82620f488745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d66d44e9-f722-4b23-8753-0dea2818f475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0fb722f6-35a3-436b-9316-4c2de2b86cc7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78593333-603a-4abe-9c9b-6c4db3abc61e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d5cc773e-9d31-42e8-b9de-91374fe7153b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1ffa4dee-b08e-4332-a2ab-9843c13c3dfa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47e023e5-62a3-4dec-b61a-128ca5e23982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2d91d7e4-904a-46b7-bce2-230ca4e1b1c4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0d1d3cff-e68e-403d-bb3f-caca302bf5ab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7a5cc189-4962-42d0-8141-d1374e933e46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69ac4f1a-eca5-42eb-9f9c-a1c2316cb040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4a90d304-5deb-4af9-83d6-15931c289b73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b44fb69-f787-4729-8470-1955eadb4862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52152ffb-5447-45dc-a332-2fdda533380e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80dfbf12-1532-48e8-8128-1132acfca376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01da143e-4224-4692-8e6c-1d55f6de8a6d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35585cf5-36df-4592-bbf8-f7f2d6c7632c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761e7fe4-871a-4f3e-8128-1cd1885d5288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719a2afc-461f-461e-ad18-8bce2c4f5023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cdf77450-2d12-472d-9f6d-c150bba808b8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3fb6107c-13be-4006-851a-a857ed2f80bb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769ff214-27f4-4ac1-8750-a03015d51161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8327bca-28eb-402b-9184-7777b980048c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6311c0de-d66f-482d-8dd1-8d8917ca6a76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e0ce0420-165c-4339-8556-6d75a0b733c7</text:p>
          </table:table-cell>
          <table:table-cell/>
          <table:table-cell table:number-columns-repeated="2"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2/10/2018</text:date>, <text:time>15:31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5:31:49.73</dc:date>
    <meta:generator>OpenOffice/4.1.5$Win32 OpenOffice.org_project/415m1$Build-9789</meta:generator>
    <meta:editing-duration>P4DT23H51M6S</meta:editing-duration>
    <meta:editing-cycles>122</meta:editing-cycles>
    <meta:document-statistic meta:table-count="1" meta:cell-count="350" meta:object-count="0"/>
  </office:meta>
</office:document-meta>
</file>